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829c" officeooo:paragraph-rsid="000e8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pinoz test case</text:p>
      <text:p text:style-name="P1"/>
      <text:p text:style-name="P1"><text:a xlink:type="simple" xlink:href="https://docs.google.com/spreadsheets/d/1VSupjdRPXhOGr4yMA378yuHL1v5_Q9jo/edit?usp=drive_link&amp;ouid=104762120838427984312&amp;rtpof=true&amp;sd=true" text:style-name="Internet_20_link" text:visited-style-name="Visited_20_Internet_20_Link">https://docs.google.com/spreadsheets/d/1VSupjdRPXhOGr4yMA378yuHL1v5_Q9jo/edit?usp=drive_link&amp;ouid=104762120838427984312&amp;rtpof=true&amp;sd=true</text:a></text:p>
      <text:p text:style-name="P1"/>
      <text:p text:style-name="P1">Surat municipal corporation test case</text:p>
      <text:p text:style-name="P1"/>
      <text:p text:style-name="P1"><text:a xlink:type="simple" xlink:href="https://docs.google.com/spreadsheets/d/1usX2ZXZ-akGzaLrq5s1SsJbb1gfWU6nK/edit?usp=sharing&amp;ouid=104762120838427984312&amp;rtpof=true&amp;sd=true" text:style-name="Internet_20_link" text:visited-style-name="Visited_20_Internet_20_Link">https://docs.google.com/spreadsheets/d/1usX2ZXZ-akGzaLrq5s1SsJbb1gfWU6nK/edit?usp=sharing&amp;ouid=104762120838427984312&amp;rtpof=true&amp;sd=true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12:07:29.822000000</meta:creation-date>
    <dc:date>2024-11-10T12:08:33.943000000</dc:date>
    <meta:editing-duration>PT1M3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10" meta:character-count="327" meta:non-whitespace-character-count="321"/>
  </office:meta>
</office:document-meta>
</file>